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1"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3" office:value-type="string" calcext:value-type="string">
            <text:p>Time</text:p>
          </table:table-cell>
          <table:table-cell table:style-name="ce5" office:value-type="string" calcext:value-type="string">
            <text:p>Close</text:p>
          </table:table-cell>
          <table:table-cell table:style-name="ce5" office:value-type="string" calcext:value-type="string">
            <text:p>Trade</text:p>
          </table:table-cell>
          <table:table-cell table:style-name="ce5" table:number-columns-repeated="1020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time" office:time-value="PT23H30M00S" calcext:value-type="time">
            <text:p>23:30:00</text:p>
          </table:table-cell>
          <table:table-cell office:value-type="float" office:value="8008.1" calcext:value-type="float">
            <text:p>8008,1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8061.6" calcext:value-type="float">
            <text:p>8061,6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8457.6" calcext:value-type="float">
            <text:p>8457,6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9090.1" calcext:value-type="float">
            <text:p>9090,1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time" office:time-value="PT16H30M00S" calcext:value-type="time">
            <text:p>16:30:00</text:p>
          </table:table-cell>
          <table:table-cell office:value-type="float" office:value="7637.3" calcext:value-type="float">
            <text:p>7637,3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9219.7" calcext:value-type="float">
            <text:p>9219,7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time" office:time-value="PT05H00M00S" calcext:value-type="time">
            <text:p>05:00:00</text:p>
          </table:table-cell>
          <table:table-cell office:value-type="float" office:value="7886.2" calcext:value-type="float">
            <text:p>7886,2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8629.8" calcext:value-type="float">
            <text:p>8629,8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6259.8" calcext:value-type="float">
            <text:p>6259,8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6676.1" calcext:value-type="float">
            <text:p>6676,1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5990.2" calcext:value-type="float">
            <text:p>5990,2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time" office:time-value="PT16H30M00S" calcext:value-type="time">
            <text:p>16:30:00</text:p>
          </table:table-cell>
          <table:table-cell office:value-type="float" office:value="6570.2" calcext:value-type="float">
            <text:p>6570,2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6200.4" calcext:value-type="float">
            <text:p>6200,4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6177.5" calcext:value-type="float">
            <text:p>6177,5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6560.2" calcext:value-type="float">
            <text:p>6560,2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time" office:time-value="PT23H30M00S" calcext:value-type="time">
            <text:p>23:30:00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6370.5" calcext:value-type="float">
            <text:p>6370,5</text:p>
          </table:table-cell>
          <table:table-cell office:value-type="string" calcext:value-type="string">
            <text:p>Sell</text:p>
          </table:table-cell>
          <table:table-cell table:number-columns-repeated="1020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5416.8" calcext:value-type="float">
            <text:p>5416,8</text:p>
          </table:table-cell>
          <table:table-cell office:value-type="string" calcext:value-type="string">
            <text:p>Bu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5:17:56.082000000</meta:creation-date>
    <dc:date>2020-05-25T17:03:29.049000000</dc:date>
    <meta:editing-duration>PT1H45M28S</meta:editing-duration>
    <meta:editing-cycles>13</meta:editing-cycles>
    <meta:generator>LibreOffice/6.4.3.2$Windows_X86_64 LibreOffice_project/747b5d0ebf89f41c860ec2a39efd7cb15b54f2d8</meta:generator>
    <meta:document-statistic meta:table-count="1" meta:cell-count="88" meta:object-count="0"/>
  </office:meta>
</office:document-meta>
</file>